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wiss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65.01mm" style:rel-width="100%" fo:margin-left="0mm" fo:margin-top="0mm" fo:margin-bottom="0mm" table:align="left" style:writing-mode="page"/>
    </style:style>
    <style:style style:name="Table1.A" style:family="table-column">
      <style:table-column-properties style:column-width="57.98mm" style:rel-column-width="23028*"/>
    </style:style>
    <style:style style:name="Table1.B" style:family="table-column">
      <style:table-column-properties style:column-width="46.92mm" style:rel-column-width="18632*"/>
    </style:style>
    <style:style style:name="Table1.C" style:family="table-column">
      <style:table-column-properties style:column-width="60.11mm" style:rel-column-width="2387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Table1.B1" style:family="table-cell">
      <style:table-cell-properties style:vertical-align="bottom" fo:background-color="transparent" fo:padding-left="1.91mm" fo:padding-right="1.91mm" fo:padding-top="0mm" fo:padding-bottom="0mm" fo:border="none">
        <style:background-image/>
      </style:table-cell-properties>
    </style:style>
    <style:style style:name="Table1.C1" style:family="table-cell">
      <style:table-cell-properties style:vertical-align="middle" fo:background-color="transparent" fo:padding-left="1.91mm" fo:padding-right="1.91mm" fo:padding-top="0mm" fo:padding-bottom="0mm" fo:border="none">
        <style:background-image/>
      </style:table-cell-properties>
    </style:style>
    <style:style style:name="Table1.3" style:family="table-row">
      <style:table-row-properties style:min-row-height="8.8mm" fo:keep-together="auto"/>
    </style:style>
    <style:style style:name="Table2" style:family="table">
      <style:table-properties style:width="161.41mm" fo:margin-top="0mm" fo:margin-bottom="0mm" table:align="center" style:writing-mode="page"/>
    </style:style>
    <style:style style:name="Table2.A" style:family="table-column">
      <style:table-column-properties style:column-width="73.18mm"/>
    </style:style>
    <style:style style:name="Table2.B" style:family="table-column">
      <style:table-column-properties style:column-width="61.42mm"/>
    </style:style>
    <style:style style:name="Table2.C" style:family="table-column">
      <style:table-column-properties style:column-width="26.81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-left="1.91mm" fo:padding-right="1.91mm" fo:padding-top="0mm" fo:padding-bottom="0mm" fo:border="0.5pt solid #000000">
        <style:background-image/>
      </style:table-cell-properties>
    </style:style>
    <style:style style:name="Table2.6" style:family="table-row">
      <style:table-row-properties style:min-row-height="8.29mm" fo:keep-together="auto"/>
    </style:style>
    <style:style style:name="Table2.A6" style:family="table-cell">
      <style:table-cell-properties fo:background-color="transparent" fo:padding-left="1.91mm" fo:padding-right="1.91mm" fo:padding-top="0mm" fo:padding-bottom="0mm" fo:border="0.5pt solid #000000">
        <style:background-image/>
      </style:table-cell-properties>
    </style:style>
    <style:style style:name="Table3" style:family="table">
      <style:table-properties style:width="165.1mm" fo:margin-left="0.04mm" fo:margin-top="0mm" fo:margin-bottom="0mm" table:align="left" style:writing-mode="page"/>
    </style:style>
    <style:style style:name="Table3.A" style:family="table-column">
      <style:table-column-properties style:column-width="82.46mm"/>
    </style:style>
    <style:style style:name="Table3.B" style:family="table-column">
      <style:table-column-properties style:column-width="82.64m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97mm" fo:border-left="0.25pt solid #000000" fo:border-right="none" fo:border-top="0.25pt solid #000000" fo:border-bottom="0.25pt solid #000000"/>
    </style:style>
    <style:style style:name="Table3.B1" style:family="table-cell">
      <style:table-cell-properties fo:padding="0.97mm" fo:border="0.25pt solid #000000"/>
    </style:style>
    <style:style style:name="Table3.A2" style:family="table-cell">
      <style:table-cell-properties fo:padding="0.97mm" fo:border-left="0.25pt solid #000000" fo:border-right="0.25pt solid #000000" fo:border-top="none" fo:border-bottom="0.25pt solid #000000"/>
    </style:style>
    <style:style style:name="Table3.B2" style:family="table-cell">
      <style:table-cell-properties fo:padding-left="0.18mm" fo:padding-right="0.18mm" fo:padding-top="0mm" fo:padding-bottom="0mm" fo:border-left="0.25pt solid #000000" fo:border-right="0.25pt solid #000000" fo:border-top="none" fo:border-bottom="0.25pt solid #000000"/>
    </style:style>
    <style:style style:name="Table3.A3" style:family="table-cell">
      <style:table-cell-properties fo:padding="0.97mm" fo:border-left="0.25pt solid #000000" fo:border-right="none" fo:border-top="none" fo:border-bottom="0.25pt solid #000000"/>
    </style:style>
    <style:style style:name="Table3.6" style:family="table-row">
      <style:table-row-properties style:min-row-height="6.3mm" fo:keep-together="auto"/>
    </style:style>
    <style:style style:name="Table3.A6" style:family="table-cell">
      <style:table-cell-properties fo:padding="0.97mm" fo:border-left="0.25pt solid #000000" fo:border-right="none" fo:border-top="0.25pt solid #000000" fo:border-bottom="0.5pt solid #000000"/>
    </style:style>
    <style:style style:name="Table3.B6" style:family="table-cell">
      <style:table-cell-properties fo:padding="0.97mm" fo:border-left="0.25pt solid #000000" fo:border-right="0.25pt solid #000000" fo:border-top="none" fo:border-bottom="0.5pt solid #000000"/>
    </style:style>
    <style:style style:name="Table3.7" style:family="table-row">
      <style:table-row-properties style:min-row-height="12.03mm" fo:keep-together="auto"/>
    </style:style>
    <style:style style:name="Table3.A7" style:family="table-cell">
      <style:table-cell-properties fo:padding="0.97mm" fo:border-left="0.25pt solid #000000" fo:border-right="none" fo:border-top="0.5pt solid #000000" fo:border-bottom="0.5pt solid #000000"/>
    </style:style>
    <style:style style:name="Table3.B7" style:family="table-cell">
      <style:table-cell-properties fo:padding="0.97mm" fo:border-left="0.25pt solid #000000" fo:border-right="0.25pt solid #000000" fo:border-top="none" fo:border-bottom="none"/>
    </style:style>
    <style:style style:name="Table3.8" style:family="table-row">
      <style:table-row-properties style:min-row-height="2.38mm" fo:keep-together="auto"/>
    </style:style>
    <style:style style:name="Table3.9" style:family="table-row">
      <style:table-row-properties style:min-row-height="7.66mm" fo:keep-together="auto"/>
    </style:style>
    <style:style style:name="Table3.B9" style:family="table-cell">
      <style:table-cell-properties fo:padding="0.97mm" fo:border-left="0.25pt solid #000000" fo:border-right="0.25pt solid #000000" fo:border-top="0.5pt solid #000000" fo:border-bottom="0.5pt solid #000000"/>
    </style:style>
    <style:style style:name="Table3.B16" style:family="table-cell">
      <style:table-cell-properties fo:padding="0.97mm" fo:border-left="0.25pt solid #000000" fo:border-right="0.25pt solid #000000" fo:border-top="0.5pt solid #000000" fo:border-bottom="0.25pt solid #000000"/>
    </style:style>
    <style:style style:name="Table3.A18" style:family="table-cell">
      <style:table-cell-properties fo:padding="0.97mm" fo:border-left="0.25pt solid #000000" fo:border-right="none" fo:border-top="0.5pt solid #000000" fo:border-bottom="0.25pt solid #000000"/>
    </style:style>
    <style:style style:name="P1" style:family="paragraph" style:parent-style-name="Standard_20__28_WW_29_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 fo:orphans="0" fo:widows="0"/>
    </style:style>
    <style:style style:name="P3" style:family="paragraph" style:parent-style-name="Standard_20__28_WW_29_">
      <style:text-properties style:font-name="Liberation Serif" style:font-weight-complex="bold"/>
    </style:style>
    <style:style style:name="P4" style:family="paragraph" style:parent-style-name="Standard_20__28_WW_29_">
      <style:paragraph-properties fo:text-align="center" style:justify-single-word="false"/>
      <style:text-properties style:font-name="Liberation Serif" style:font-weight-complex="bold"/>
    </style:style>
    <style:style style:name="P5" style:family="paragraph" style:parent-style-name="Standard_20__28_WW_29_">
      <style:paragraph-properties fo:margin-top="0mm" fo:margin-bottom="2.12mm" style:contextual-spacing="false" fo:text-align="center" style:justify-single-word="false"/>
    </style:style>
    <style:style style:name="P6" style:family="paragraph" style:parent-style-name="Standard_20__28_WW_29_">
      <style:text-properties style:font-name="Liberation Serif"/>
    </style:style>
    <style:style style:name="P7" style:family="paragraph" style:parent-style-name="Standard_20__28_WW_29_">
      <style:paragraph-properties fo:text-align="center" style:justify-single-word="false"/>
      <style:text-properties style:font-name="Liberation Serif" style:font-size-complex="16pt"/>
    </style:style>
    <style:style style:name="P8" style:family="paragraph" style:parent-style-name="Standard_20__28_WW_29_">
      <style:paragraph-properties fo:text-align="center" style:justify-single-word="false"/>
      <style:text-properties style:font-name="Liberation Serif"/>
    </style:style>
    <style:style style:name="P9" style:family="paragraph" style:parent-style-name="Standard_20__28_WW_29_">
      <style:text-properties style:font-name="Liberation Serif" style:font-size-complex="16pt"/>
    </style:style>
    <style:style style:name="P10" style:family="paragraph" style:parent-style-name="Standard_20__28_WW_29_">
      <style:text-properties style:font-name="Liberation Serif" style:font-size-complex="14pt"/>
    </style:style>
    <style:style style:name="P11" style:family="paragraph" style:parent-style-name="Standard_20__28_WW_29_">
      <style:paragraph-properties fo:line-height="115%" fo:orphans="0" fo:widows="0"/>
    </style:style>
    <style:style style:name="P12" style:family="paragraph" style:parent-style-name="Standard_20__28_WW_29_">
      <style:paragraph-properties fo:orphans="0" fo:widows="0"/>
    </style:style>
    <style:style style:name="P13" style:family="paragraph" style:parent-style-name="Standard_20__28_WW_29_">
      <style:paragraph-properties fo:line-height="115%" fo:orphans="0" fo:widows="0"/>
      <style:text-properties style:text-position="super 58%" style:font-name="Liberation Serif" fo:font-weight="bold" style:font-weight-asian="bold" style:font-size-complex="14pt" style:font-weight-complex="bold"/>
    </style:style>
    <style:style style:name="P14" style:family="paragraph" style:parent-style-name="Standard_20__28_WW_29_">
      <style:paragraph-properties fo:line-height="115%" fo:text-align="center" style:justify-single-word="false" fo:orphans="0" fo:widows="0"/>
      <style:text-properties style:text-position="super 58%" style:font-name="Liberation Serif" fo:font-weight="bold" style:font-weight-asian="bold" style:font-size-complex="14pt" style:font-weight-complex="bold"/>
    </style:style>
    <style:style style:name="P15" style:family="paragraph" style:parent-style-name="Standard_20__28_WW_29_">
      <style:paragraph-properties fo:line-height="115%" fo:text-align="center" style:justify-single-word="false" fo:orphans="0" fo:widows="0"/>
      <style:text-properties style:font-name="Liberation Serif" fo:font-weight="bold" style:font-weight-asian="bold" style:font-size-complex="14pt" style:font-weight-complex="bold"/>
    </style:style>
    <style:style style:name="P16" style:family="paragraph" style:parent-style-name="Standard_20__28_WW_29_">
      <style:paragraph-properties fo:line-height="115%" fo:text-align="end" style:justify-single-word="false" fo:orphans="0" fo:widows="0"/>
      <style:text-properties style:font-name="Liberation Serif" fo:background-color="#ffff00" style:font-style-complex="italic"/>
    </style:style>
    <style:style style:name="P17" style:family="paragraph" style:parent-style-name="Standard_20__28_WW_29_">
      <style:paragraph-properties fo:line-height="115%" fo:text-align="end" style:justify-single-word="false" fo:orphans="0" fo:widows="0"/>
    </style:style>
    <style:style style:name="P18" style:family="paragraph" style:parent-style-name="Standard_20__28_WW_29_">
      <style:paragraph-properties fo:line-height="115%" fo:text-align="end" style:justify-single-word="false" fo:orphans="0" fo:widows="0"/>
      <style:text-properties style:font-name="Liberation Serif" style:font-style-complex="italic"/>
    </style:style>
    <style:style style:name="P19" style:family="paragraph" style:parent-style-name="Standard_20__28_WW_29_">
      <style:paragraph-properties fo:line-height="115%" fo:orphans="0" fo:widows="0"/>
      <style:text-properties style:font-name="Liberation Serif" fo:font-weight="bold" style:font-weight-asian="bold"/>
    </style:style>
    <style:style style:name="P20" style:family="paragraph" style:parent-style-name="Standard_20__28_WW_29_">
      <style:paragraph-properties fo:line-height="115%" fo:text-align="center" style:justify-single-word="false" fo:orphans="0" fo:widows="0"/>
      <style:text-properties style:font-name="Liberation Serif" style:font-style-complex="italic"/>
    </style:style>
    <style:style style:name="P21" style:family="paragraph" style:parent-style-name="Standard_20__28_WW_29_">
      <style:paragraph-properties fo:line-height="115%" fo:orphans="0" fo:widows="0"/>
      <style:text-properties style:font-name="Liberation Serif" style:font-style-complex="italic"/>
    </style:style>
    <style:style style:name="P22" style:family="paragraph" style:parent-style-name="Standard_20__28_WW_29_">
      <style:paragraph-properties fo:line-height="115%" fo:orphans="0" fo:widows="0"/>
      <style:text-properties style:font-name="Liberation Serif" style:font-size-complex="14pt" style:font-weight-complex="bold"/>
    </style:style>
    <style:style style:name="P23" style:family="paragraph" style:parent-style-name="Standard_20__28_WW_29_">
      <style:paragraph-properties fo:line-height="115%" fo:orphans="0" fo:widows="0"/>
      <style:text-properties style:font-name="Liberation Serif" style:font-weight-complex="bold"/>
    </style:style>
    <style:style style:name="P24" style:family="paragraph" style:parent-style-name="Standard_20__28_WW_29_">
      <style:paragraph-properties fo:text-align="center" style:justify-single-word="false"/>
      <style:text-properties style:font-name="Liberation Serif" style:font-size-complex="14pt"/>
    </style:style>
    <style:style style:name="P25" style:family="paragraph" style:parent-style-name="Standard_20__28_WW_29_">
      <style:paragraph-properties fo:margin-top="0mm" fo:margin-bottom="2.82mm" style:contextual-spacing="false" fo:line-height="108%"/>
      <style:text-properties style:font-name="Liberation Serif" fo:font-weight="bold" style:font-weight-asian="bold" style:font-size-complex="14pt"/>
    </style:style>
    <style:style style:name="P26" style:family="paragraph" style:parent-style-name="Standard_20__28_WW_29_">
      <style:paragraph-properties fo:text-align="center" style:justify-single-word="false" fo:break-before="page"/>
    </style:style>
    <style:style style:name="P27" style:family="paragraph" style:parent-style-name="Standard_20__28_WW_29_">
      <style:paragraph-properties fo:text-align="center" style:justify-single-word="false"/>
      <style:text-properties style:font-name="Liberation Serif" fo:font-weight="bold" style:font-weight-asian="bold" style:font-size-complex="14pt"/>
    </style:style>
    <style:style style:name="P28" style:family="paragraph" style:parent-style-name="Standard_20__28_WW_29_">
      <style:paragraph-properties fo:text-align="center" style:justify-single-word="false" fo:orphans="0" fo:widows="0">
        <style:tab-stops>
          <style:tab-stop style:position="20mm"/>
        </style:tab-stops>
      </style:paragraph-properties>
    </style:style>
    <style:style style:name="P29" style:family="paragraph" style:parent-style-name="Standard_20__28_WW_29_">
      <style:paragraph-properties fo:text-align="center" style:justify-single-word="false" fo:orphans="0" fo:widows="0"/>
      <style:text-properties style:font-name="Liberation Serif" fo:font-size="11pt" fo:language="en" fo:country="US" style:font-size-asian="11pt" style:font-size-complex="11pt"/>
    </style:style>
    <style:style style:name="P30" style:family="paragraph" style:parent-style-name="Standard_20__28_WW_29_" style:list-style-name="WWNum6">
      <style:paragraph-properties fo:margin-left="0.6mm" fo:text-align="justify" style:justify-single-word="false" fo:orphans="0" fo:widows="0" fo:text-indent="2.5mm" style:auto-text-indent="false" loext:word-spacing-minimum="75%" loext:word-spacing-maximum="133%">
        <style:tab-stops>
          <style:tab-stop style:position="8.5mm"/>
        </style:tab-stops>
      </style:paragraph-properties>
    </style:style>
    <style:style style:name="P31" style:family="paragraph" style:parent-style-name="Standard_20__28_WW_29_" style:list-style-name="WWNum2a">
      <style:paragraph-properties fo:margin-left="0.6mm" fo:text-align="justify" style:justify-single-word="false" fo:orphans="0" fo:widows="0" fo:text-indent="2.5mm" style:auto-text-indent="false" loext:word-spacing-minimum="75%" loext:word-spacing-maximum="133%">
        <style:tab-stops>
          <style:tab-stop style:position="8.5mm"/>
        </style:tab-stops>
      </style:paragraph-properties>
    </style:style>
    <style:style style:name="P32" style:family="paragraph" style:parent-style-name="Standard_20__28_WW_29_">
      <style:paragraph-properties fo:text-align="center" style:justify-single-word="false" fo:orphans="0" fo:widows="0"/>
      <style:text-properties style:font-name="Liberation Serif"/>
    </style:style>
    <style:style style:name="P33" style:family="paragraph" style:parent-style-name="Standard_20__28_WW_29_">
      <style:paragraph-properties fo:text-align="center" style:justify-single-word="false" fo:orphans="0" fo:widows="0"/>
      <style:text-properties style:font-name="Liberation Serif" fo:font-size="11pt" style:font-size-asian="11pt" style:font-size-complex="11pt"/>
    </style:style>
    <style:style style:name="P34" style:family="paragraph" style:parent-style-name="Standard_20__28_WW_29_">
      <style:paragraph-properties fo:margin-left="0.6mm" fo:orphans="0" fo:widows="0">
        <style:tab-stops>
          <style:tab-stop style:position="20.6mm"/>
        </style:tab-stops>
      </style:paragraph-properties>
    </style:style>
    <style:style style:name="P35" style:family="paragraph" style:parent-style-name="Standard_20__28_WW_29_">
      <style:paragraph-properties fo:margin-left="0.6mm" fo:text-align="center" style:justify-single-word="false" fo:orphans="0" fo:widows="0">
        <style:tab-stops>
          <style:tab-stop style:position="8.7mm"/>
          <style:tab-stop style:position="20.6mm"/>
        </style:tab-stops>
      </style:paragraph-properties>
      <style:text-properties style:font-name="Liberation Serif" style:font-weight-complex="bold"/>
    </style:style>
    <style:style style:name="P36" style:family="paragraph" style:parent-style-name="Standard_20__28_WW_29_">
      <style:paragraph-properties fo:text-align="justify" style:justify-single-word="false" fo:text-indent="12.7mm" style:auto-text-indent="false" loext:word-spacing-minimum="75%" loext:word-spacing-maximum="133%"/>
      <style:text-properties style:font-name="Liberation Serif"/>
    </style:style>
    <style:style style:name="P37" style:family="paragraph" style:parent-style-name="Standard_20__28_WW_29_">
      <style:paragraph-properties fo:margin-top="0mm" fo:margin-bottom="2.82mm" style:contextual-spacing="false" fo:line-height="108%" fo:text-indent="12.51mm" style:auto-text-indent="false" fo:break-before="page"/>
    </style:style>
    <style:style style:name="P38" style:family="paragraph" style:parent-style-name="Normal_20__28_Web_29_">
      <style:paragraph-properties fo:margin-top="0mm" fo:margin-bottom="0mm" style:contextual-spacing="false" fo:line-height="100%" fo:text-align="justify" style:justify-single-word="false" fo:text-indent="13mm" style:auto-text-indent="false" loext:word-spacing-minimum="75%" loext:word-spacing-maximum="133%"/>
    </style:style>
    <style:style style:name="P39" style:family="paragraph" style:parent-style-name="Normal_20__28_Web_29_" style:list-style-name="WWNum7">
      <style:paragraph-properties fo:margin-left="0mm" fo:margin-top="0mm" fo:margin-bottom="0mm" style:contextual-spacing="false" fo:line-height="100%" fo:text-align="justify" style:justify-single-word="false" fo:text-indent="13mm" style:auto-text-indent="false" loext:word-spacing-minimum="75%" loext:word-spacing-maximum="133%"/>
    </style:style>
    <style:style style:name="P40" style:family="paragraph" style:parent-style-name="Normal_20__28_Web_29_">
      <style:paragraph-properties fo:margin-top="0mm" fo:margin-bottom="0mm" style:contextual-spacing="false" fo:line-height="100%" fo:text-align="justify" style:justify-single-word="false" fo:text-indent="13mm" style:auto-text-indent="false" loext:word-spacing-minimum="75%" loext:word-spacing-maximum="133%"/>
      <style:text-properties style:font-name="Liberation Serif"/>
    </style:style>
    <style:style style:name="P41" style:family="paragraph" style:parent-style-name="Standard_20__28_WW_29_">
      <style:paragraph-properties fo:text-align="justify" style:justify-single-word="false" fo:text-indent="12.51mm" style:auto-text-indent="false" loext:word-spacing-minimum="75%" loext:word-spacing-maximum="133%"/>
      <style:text-properties style:font-name="Liberation Serif" style:language-asian="en" style:country-asian="US" style:font-size-complex="14pt"/>
    </style:style>
    <style:style style:name="P42" style:family="paragraph" style:parent-style-name="Standard_20__28_WW_29_">
      <style:paragraph-properties fo:text-align="justify" style:justify-single-word="false" fo:text-indent="12.51mm" style:auto-text-indent="false" loext:word-spacing-minimum="75%" loext:word-spacing-maximum="133%"/>
    </style:style>
    <style:style style:name="P43" style:family="paragraph" style:parent-style-name="Standard">
      <style:text-properties style:font-name="Liberation Serif" fo:font-size="12pt" fo:font-weight="bold" style:font-name-asian="Times New Roman1" style:font-size-asian="12pt" style:font-weight-asian="bold" style:font-name-complex="Times New Roman1" style:font-size-complex="12pt"/>
    </style:style>
    <style:style style:name="P44" style:family="paragraph" style:parent-style-name="Standard_20__28_WW_29_">
      <style:paragraph-properties fo:margin-top="0mm" fo:margin-bottom="0mm" style:contextual-spacing="false" fo:text-align="justify" style:justify-single-word="false" fo:text-indent="12.51mm" style:auto-text-indent="false" fo:break-before="page" loext:word-spacing-minimum="75%" loext:word-spacing-maximum="133%"/>
    </style:style>
    <style:style style:name="P45" style:family="paragraph" style:parent-style-name="Standard_20__28_WW_29_">
      <style:paragraph-properties fo:text-align="justify" style:justify-single-word="false" fo:text-indent="12.51mm" style:auto-text-indent="false" loext:word-spacing-minimum="75%" loext:word-spacing-maximum="133%"/>
      <style:text-properties style:font-name="Liberation Serif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text-properties fo:background-color="#ffff00"/>
    </style:style>
    <style:style style:name="T1" style:family="text">
      <style:text-properties style:font-name="Liberation Serif" fo:font-weight="bold" style:font-weight-asian="bold" style:font-weight-complex="bold"/>
    </style:style>
    <style:style style:name="T2" style:family="text">
      <style:text-properties style:font-name="Liberation Serif" style:letter-kerning="true" style:font-family-asian="SimSun" style:font-family-generic-asian="system" style:font-pitch-asian="variable" style:language-asian="en" style:country-asian="US" style:script-type="asian"/>
    </style:style>
    <style:style style:name="T3" style:family="text">
      <style:text-properties style:font-name="Liberation Serif" style:letter-kerning="true" style:font-family-asian="SimSun" style:font-family-generic-asian="system" style:font-pitch-asian="variable" style:language-asian="en" style:country-asian="US"/>
    </style:style>
    <style:style style:name="T4" style:family="text">
      <style:text-properties style:font-name="Liberation Serif" fo:font-weight="bold" style:letter-kerning="true" style:language-asian="en" style:country-asian="US" style:font-weight-asian="bold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language="en" fo:country="US" fo:font-weight="bold" style:letter-kerning="true" style:language-asian="en" style:country-asian="US" style:font-weight-asian="bold" style:font-weight-complex="bold"/>
    </style:style>
    <style:style style:name="T7" style:family="text">
      <style:text-properties style:font-name="Liberation Serif" style:font-weight-complex="bold"/>
    </style:style>
    <style:style style:name="T8" style:family="text">
      <style:text-properties style:font-name="Liberation Serif" style:font-size-complex="16pt"/>
    </style:style>
    <style:style style:name="T9" style:family="text">
      <style:text-properties style:font-name="Liberation Serif" style:font-size-complex="14pt"/>
    </style:style>
    <style:style style:name="T10" style:family="text">
      <style:text-properties style:font-name="Liberation Serif" style:font-style-complex="italic" style:font-weight-complex="bold"/>
    </style:style>
    <style:style style:name="T11" style:family="text">
      <style:text-properties style:font-name="Liberation Serif" fo:font-weight="bold" style:font-weight-asian="bold"/>
    </style:style>
    <style:style style:name="T12" style:family="text">
      <style:text-properties style:text-position="super 58%" style:font-name="Liberation Serif" fo:font-weight="bold" style:font-weight-asian="bold" style:font-size-complex="14pt" style:font-weight-complex="bold"/>
    </style:style>
    <style:style style:name="T13" style:family="text">
      <style:text-properties style:font-name="Liberation Serif" fo:font-weight="bold" style:font-weight-asian="bold" style:font-size-complex="14pt" style:font-weight-complex="bold"/>
    </style:style>
    <style:style style:name="T14" style:family="text">
      <style:text-properties style:font-name="Liberation Serif" fo:background-color="#ffff00" loext:char-shading-value="0" style:font-style-complex="italic"/>
    </style:style>
    <style:style style:name="T15" style:family="text">
      <style:text-properties style:font-name="Liberation Serif" style:font-style-complex="italic"/>
    </style:style>
    <style:style style:name="T16" style:family="text">
      <style:text-properties style:font-name="Liberation Serif" style:font-size-complex="14pt" style:font-weight-complex="bold"/>
    </style:style>
    <style:style style:name="T17" style:family="text">
      <style:text-properties style:font-name="Liberation Serif" fo:font-weight="bold" style:font-weight-asian="bold" style:font-size-complex="14pt"/>
    </style:style>
    <style:style style:name="T18" style:family="text">
      <style:text-properties style:font-name="Liberation Serif" fo:font-weight="bold" style:font-name-asian="Calibri2" style:font-weight-asian="bold"/>
    </style:style>
    <style:style style:name="T19" style:family="text">
      <style:text-properties style:font-name="Liberation Serif" fo:font-size="11pt" style:font-size-asian="11pt" style:font-size-complex="11pt" style:font-weight-complex="bold"/>
    </style:style>
    <style:style style:name="T20" style:family="text">
      <style:text-properties style:font-name="Liberation Serif" fo:font-size="11pt" style:font-size-asian="11pt" style:font-size-complex="11pt"/>
    </style:style>
    <style:style style:name="T21" style:family="text">
      <style:text-properties style:font-name="Liberation Serif" fo:font-size="11pt" fo:language="en" fo:country="US" style:font-size-asian="11pt" style:font-size-complex="11pt"/>
    </style:style>
    <style:style style:name="T22" style:family="text">
      <style:text-properties style:font-name="Liberation Serif" fo:font-size="11pt" fo:font-style="italic" style:font-size-asian="11pt" style:font-style-asian="italic" style:font-size-complex="11pt"/>
    </style:style>
    <style:style style:name="T23" style:family="text">
      <style:text-properties style:font-name="Liberation Serif" style:font-name-asian="Calibri2" style:font-size-complex="10pt"/>
    </style:style>
    <style:style style:name="T24" style:family="text">
      <style:text-properties style:font-name="Liberation Serif" style:font-size-complex="10pt"/>
    </style:style>
    <style:style style:name="T25" style:family="text">
      <style:text-properties style:font-name="Liberation Serif" fo:font-style="italic" style:font-style-asian="italic" style:font-size-complex="10pt" style:font-style-complex="italic"/>
    </style:style>
    <style:style style:name="T26" style:family="text">
      <style:text-properties style:font-name="Liberation Serif" style:language-asian="en" style:country-asian="US" style:font-size-complex="14pt"/>
    </style:style>
    <style:style style:name="T27" style:family="text">
      <style:text-properties style:font-name="Liberation Serif" fo:font-weight="bold" style:language-asian="en" style:country-asian="US" style:font-weight-asian="bold" style:font-size-complex="14pt" style:font-weight-complex="bold"/>
    </style:style>
    <style:style style:name="T28" style:family="text">
      <style:text-properties style:font-name="Liberation Serif" fo:font-weight="bold" style:language-asian="en" style:country-asian="US" style:font-weight-asian="bold"/>
    </style:style>
    <style:style style:name="T29" style:family="text">
      <style:text-properties style:font-name="Liberation Serif" fo:font-size="12pt" fo:font-weight="bold" style:font-name-asian="Times New Roman1" style:font-size-asian="12pt" style:font-weight-asian="bold" style:font-name-complex="Times New Roman1" style:font-size-complex="12pt"/>
    </style:style>
    <style:style style:name="T30" style:family="text">
      <style:text-properties style:font-name="Liberation Serif" style:language-asian="en" style:country-asian="US"/>
    </style:style>
    <style:style style:name="T31" style:family="text">
      <style:text-properties fo:font-weight="bold" fo:background-color="#ffff00" loext:char-shading-value="0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ТСТВО ЖЕЛЕЗНОДОРОЖНОГО ТРАНСПОРТА</text:span><text:span text:style-name="T1"/></text:p>
      <text:p text:style-name="P2" loext:marker-style-name="T2"><text:span text:style-name="T3">Федеральное государственное бюджетное образовательное учреждение</text:span><text:span text:style-name="T2"/></text:p>
      <text:p text:style-name="P2" loext:marker-style-name="T2"><text:span text:style-name="T3">высшего образования</text:span><text:span text:style-name="T2"/></text:p>
      <text:p text:style-name="P1" loext:marker-style-name="T4"><text:span text:style-name="T4">«Петербургский государственный университет путей сообщения</text:span><text:span text:style-name="T4"/></text:p>
      <text:p text:style-name="P1" loext:marker-style-name="T5"><text:span text:style-name="T4">Императора Александра </text:span><text:span text:style-name="T6">I</text:span><text:span text:style-name="T4">»</text:span></text:p>
      <text:p text:style-name="P1" loext:marker-style-name="T4"><text:span text:style-name="T4"><text:s/>(ФГБОУ ВО ПГУПС)</text:span><text:span text:style-name="T4"/></text:p>
      <text:p text:style-name="P3" loext:marker-style-name="T7"/>
      <text:p text:style-name="P4" loext:marker-style-name="T7"/>
      <text:p text:style-name="P5" loext:marker-style-name="T7"><text:span text:style-name="T7">Факультет «Автоматизация и интеллектуальные технологии»</text:span><text:span text:style-name="T7"/></text:p>
      <text:p text:style-name="P1" loext:marker-style-name="T5"><text:span text:style-name="T7">Кафедра</text:span><text:span text:style-name="T5"> «</text:span><text:span text:style-name="T7">Информатика и информационная безопасность»</text:span></text:p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1" loext:marker-style-name="T5"><text:span text:style-name="T8">Лабораторная работа № 1.1</text:span><text:span text:style-name="T8"/></text:p>
      <text:p text:style-name="P1" loext:marker-style-name="T8"><text:span text:style-name="T8">по дисциплине</text:span><text:span text:style-name="T8"/></text:p>
      <text:p text:style-name="P1" loext:marker-style-name="T5"><text:span text:style-name="T8">«Защита информации»</text:span><text:span text:style-name="T8"/></text:p>
      <text:p text:style-name="P7" loext:marker-style-name="T8"/>
      <text:p text:style-name="P1" loext:marker-style-name="T5"><text:span text:style-name="T9">«</text:span><text:span text:style-name="T10">Угрозы информационной безопасности и уязвимости информационной системы</text:span><text:span text:style-name="T9">»</text:span></text:p>
      <text:p text:style-name="P8" loext:marker-style-name="T5"/>
      <text:p text:style-name="P1" loext:marker-style-name="T5"><text:span text:style-name="T9">Вариант 7</text:span><text:span text:style-name="T9"/></text:p>
      <text:p text:style-name="P7" loext:marker-style-name="T8"/>
      <text:p text:style-name="P7" loext:marker-style-name="T8"/>
      <text:p text:style-name="P9" loext:marker-style-name="T8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 loext:marker-style-name="T11"><text:span text:style-name="T11">Выполнили обучающиеся</text:span><text:span text:style-name="T11"/></text:p>
            <text:p text:style-name="P11" loext:marker-style-name="T5"><text:span text:style-name="T5">Курс 4</text:span><text:span text:style-name="T5"/></text:p>
            <text:p text:style-name="P12" loext:marker-style-name="T5"><text:span text:style-name="T5">Группа ИВБ-211</text:span><text:span text:style-name="T5"/></text:p>
            <text:p text:style-name="P13" loext:marker-style-name="T12"/>
            <text:p text:style-name="P14" loext:marker-style-name="T12"/>
          </table:table-cell>
          <table:table-cell table:style-name="Table1.B1" office:value-type="string">
            <text:p text:style-name="P15" loext:marker-style-name="T13"/>
          </table:table-cell>
          <table:table-cell table:style-name="Table1.C1" office:value-type="string">
            <text:p text:style-name="P16" loext:marker-style-name="T14"/>
            <text:p text:style-name="P17" loext:marker-style-name="T7"><text:span text:style-name="T7">Н. М. Егупов</text:span><text:span text:style-name="T7"/></text:p>
            <text:p text:style-name="P17" loext:marker-style-name="T7"><text:span text:style-name="T7">А. Шефнер</text:span><text:span text:style-name="T7"/></text:p>
            <text:p text:style-name="P18" loext:marker-style-name="T15"/>
          </table:table-cell>
        </table:table-row>
        <table:table-row table:style-name="Table1.1">
          <table:table-cell table:style-name="Table1.A1" office:value-type="string">
            <text:p text:style-name="P19" loext:marker-style-name="T11"/>
          </table:table-cell>
          <table:table-cell table:style-name="Table1.B1" office:value-type="string">
            <text:p text:style-name="P20" loext:marker-style-name="T15"/>
          </table:table-cell>
          <table:table-cell table:style-name="Table1.C1" office:value-type="string">
            <text:p text:style-name="P21" loext:marker-style-name="T15"/>
          </table:table-cell>
        </table:table-row>
        <table:table-row table:style-name="Table1.3">
          <table:table-cell table:style-name="Table1.A1" office:value-type="string">
            <text:p text:style-name="P11" loext:marker-style-name="T11"><text:span text:style-name="T11">Проверил</text:span><text:span text:style-name="T11"/></text:p>
            <text:p text:style-name="P22" loext:marker-style-name="T16"/>
          </table:table-cell>
          <table:table-cell table:style-name="Table1.B1" office:value-type="string">
            <text:p text:style-name="P15" loext:marker-style-name="T13"/>
          </table:table-cell>
          <table:table-cell table:style-name="Table1.C1" office:value-type="string">
            <text:p text:style-name="P17" loext:marker-style-name="T7"><text:span text:style-name="T7">М. Л. Глухарев</text:span><text:span text:style-name="T7"/></text:p>
            <text:p text:style-name="P23" loext:marker-style-name="T7"/>
          </table:table-cell>
        </table:table-row>
      </table:table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24" loext:marker-style-name="T9"/>
      <text:p text:style-name="P24" loext:marker-style-name="T9"/>
      <text:p text:style-name="P24" loext:marker-style-name="T9"/>
      <text:p text:style-name="P1" loext:marker-style-name="T9"><text:span text:style-name="T9">Санкт-Петербург</text:span><text:span text:style-name="T9"/></text:p>
      <text:p text:style-name="P1" loext:marker-style-name="T5"><text:span text:style-name="T9">2025</text:span><text:span text:style-name="T9"/></text:p>
      <text:p text:style-name="P25" loext:marker-style-name="T17"/>
      <text:p text:style-name="P26" loext:marker-style-name="T5"><text:span text:style-name="T17">Оценка лабораторной работы</text:span><text:span text:style-name="T17"/></text:p>
      <text:p text:style-name="P27" loext:marker-style-name="T17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" loext:marker-style-name="T18"><text:span text:style-name="T18">Показатель</text:span><text:span text:style-name="T18"/></text:p>
              <text:p text:style-name="P2" loext:marker-style-name="T18"><text:span text:style-name="T18"><text:s/>оценивания</text:span><text:span text:style-name="T18"/></text:p>
            </table:table-cell>
            <table:table-cell table:style-name="Table2.A1" office:value-type="string">
              <text:p text:style-name="P2" loext:marker-style-name="T18"><text:span text:style-name="T18">Критерии</text:span><text:span text:style-name="T18"/></text:p>
              <text:p text:style-name="P2" loext:marker-style-name="T18"><text:span text:style-name="T18">оценивания</text:span><text:span text:style-name="T18"/></text:p>
            </table:table-cell>
            <table:table-cell table:style-name="Table2.A1" office:value-type="string">
              <text:p text:style-name="P2" loext:marker-style-name="T18"><text:span text:style-name="T18">Шкала оценивания</text:span><text:span text:style-name="T18"/></text:p>
            </table:table-cell>
          </table:table-row>
        </table:table-header-rows>
        <table:table-row table:style-name="Table2.1">
          <table:table-cell table:style-name="Table2.A1" table:number-rows-spanned="4" office:value-type="string">
            <text:p text:style-name="P28" loext:marker-style-name="T19"><text:span text:style-name="T19">Качество выполнения задания, отчета и защиты по лабораторной работе</text:span><text:span text:style-name="T19"/></text:p>
          </table:table-cell>
          <table:table-cell table:style-name="Table2.A1" office:value-type="string">
            <text:p text:style-name="P12" loext:marker-style-name="T20"><text:span text:style-name="T20">Нет замечаний</text:span><text:span text:style-name="T20"/></text:p>
          </table:table-cell>
          <table:table-cell table:style-name="Table2.A1" office:value-type="string">
            <text:p text:style-name="P29" loext:marker-style-name="T21"/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12" loext:marker-style-name="T5"><text:span text:style-name="T20">Зафиксирован </text:span><text:span text:style-name="T22">один из</text:span><text:span text:style-name="T20"> следующих недочетов:</text:span></text:p>
            <text:list xml:id="list72874591" text:style-name="WWNum6">
              <text:list-item>
                <text:p text:style-name="P30" loext:marker-style-name="T20"><text:span text:style-name="T20">допущены ошибки при выполнении задания, но в целом задание выполнено;</text:span><text:span text:style-name="T20"/></text:p>
              </text:list-item>
              <text:list-item text:style-override="WWNum2a">
                <text:p text:style-name="P31" loext:marker-style-name="T20"><text:span text:style-name="T20">даны неверные ответы на часть контрольных вопросов;</text:span><text:span text:style-name="T20"/></text:p>
              </text:list-item>
              <text:list-item text:style-override="WWNum2a">
                <text:p text:style-name="P31" loext:marker-style-name="T20"><text:span text:style-name="T20">имеются отдельные недостатки в оформлении отчета;</text:span><text:span text:style-name="T20"/></text:p>
              </text:list-item>
              <text:list-item text:style-override="WWNum2a">
                <text:p text:style-name="P31" loext:marker-style-name="T20"><text:span text:style-name="T20">работа сдана с опозданием на две недели и более.</text:span><text:span text:style-name="T20"/></text:p>
              </text:list-item>
            </text:list>
          </table:table-cell>
          <table:table-cell table:style-name="Table2.A1" office:value-type="string">
            <text:p text:style-name="P32" loext:marker-style-name="T5"/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12" loext:marker-style-name="T20"><text:span text:style-name="T20">Зафиксировано два недочета из перечисленных в предыдущем пункте</text:span><text:span text:style-name="T20"/></text:p>
          </table:table-cell>
          <table:table-cell table:style-name="Table2.A1" office:value-type="string">
            <text:p text:style-name="P33" loext:marker-style-name="T20"/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12" loext:marker-style-name="T20"><text:span text:style-name="T20">Допущено <text:s/>значительное количество неточностей или задание не выполнено, не даны ответы на контрольные вопросы</text:span><text:span text:style-name="T20"/></text:p>
          </table:table-cell>
          <table:table-cell table:style-name="Table2.A1" office:value-type="string">
            <text:p text:style-name="P33" loext:marker-style-name="T20"/>
          </table:table-cell>
        </table:table-row>
        <table:table-row table:style-name="Table2.6">
          <table:table-cell table:style-name="Table2.A6" table:number-columns-spanned="2" office:value-type="string">
            <text:p text:style-name="P34" loext:marker-style-name="T23"><text:span text:style-name="T23">Количество баллов по результатам проверки и защиты лабораторной работы (вписывается преподавателем)</text:span><text:span text:style-name="T23"/></text:p>
          </table:table-cell>
          <table:covered-table-cell/>
          <table:table-cell table:style-name="Table2.A1" office:value-type="string">
            <text:p text:style-name="P35" loext:marker-style-name="T7"/>
          </table:table-cell>
        </table:table-row>
      </table:table>
      <text:p text:style-name="P27" loext:marker-style-name="T17"/>
      <text:p text:style-name="P36" loext:marker-style-name="T5"/>
      <text:p text:style-name="P37" loext:marker-style-name="T11"><text:span text:style-name="T11">1. Задание</text:span><text:span text:style-name="T11"/></text:p>
      <text:p text:style-name="P38" loext:marker-style-name="T5"><text:span text:style-name="T24">Исходными данными для выполнения работы являются:</text:span><text:span text:style-name="T24"/></text:p>
      <text:list text:style-name="WWNum7">
        <text:list-item>
          <text:p text:style-name="P39" loext:marker-style-name="T5"><text:span text:style-name="T24">сведения о компьютерной системе (ресурсе) согласно варианту задания;</text:span><text:span text:style-name="T24"/></text:p>
        </text:list-item>
        <text:list-item>
          <text:p text:style-name="P39" loext:marker-style-name="T5"><text:span text:style-name="T24">перечень возможных уязвимостей компьютерной системы (ресурса);</text:span><text:span text:style-name="T24"/></text:p>
        </text:list-item>
        <text:list-item>
          <text:p text:style-name="P39" loext:marker-style-name="T5"><text:span text:style-name="T24">перечень угроз информационной безопасности.</text:span><text:span text:style-name="T24"/></text:p>
        </text:list-item>
      </text:list>
      <text:p text:style-name="P40" loext:marker-style-name="T5"/>
      <text:p text:style-name="P38" loext:marker-style-name="T5"><text:span text:style-name="T24">Требуется:</text:span><text:span text:style-name="T24"/></text:p>
      <text:p text:style-name="P38" loext:marker-style-name="T5"><text:span text:style-name="T24">1. Выбрать на основе анализа уязвимостей компьютерной системы (ресурса) <text:s/></text:span><text:span text:style-name="T25">наиболее критичные</text:span><text:span text:style-name="T24"> угрозы (примерно 5), действие которых может быть направлено на компьютерную систему (ресурс).</text:span></text:p>
      <text:p text:style-name="P38" loext:marker-style-name="T5"><text:span text:style-name="T24">2. Описать, через какие уязвимости могут быть реализованы выбранные угрозы.</text:span><text:span text:style-name="T24"/></text:p>
      <text:p text:style-name="P41" loext:marker-style-name="T26"/>
      <text:p text:style-name="P42" loext:marker-style-name="T27"><text:span text:style-name="T27">Описание ресурса согласно варианту задания</text:span><text:span text:style-name="T27"/></text:p>
      <text:p text:style-name="P42">Особенности функционирования </text:p>
      <text:p text:style-name="P42">1. На ресурсе установлено антивирусное ПО.</text:p>
      <text:p text:style-name="P42">2. Антивирусное ПО регулярно обновляется.</text:p>
      <text:p text:style-name="P42">3. Информация резервируется нерегулярно.</text:p>
      <text:p text:style-name="P42">4. Внешний периметр защищен системой контроля физического доступа для персонала.</text:p>
      <text:p text:style-name="P42">5. В компании существуют соглашения о конфиденциальности, подписываемые сотрудниками при приеме на работу. </text:p>
      <text:p text:style-name="P42">6. Должностные инструкции содержат ответственность за неумышленные <text:s/>действия.</text:p>
      <text:p text:style-name="P42">7. Ресурс предоставляет пользователям терминальный доступ.</text:p>
      <text:p text:style-name="P42" loext:marker-style-name="T28">8. Доступ к ресурсу осуществляется по проводной ЛВС.<text:span text:style-name="T28"> </text:span><text:span text:style-name="T28"/></text:p>
      <text:p text:style-name="P43" loext:marker-style-name="T29"/>
      <text:p text:style-name="P44" loext:marker-style-name="T28"><text:span text:style-name="T28">2. Выполнение</text:span><text:span text:style-name="T28"/></text:p>
      <text:p text:style-name="P42" loext:marker-style-name="T5"><text:span text:style-name="T30">Результат анализа уязвимостей ресурса и определения наиболее критичных угроз приведен в следующей таблице:</text:span><text:span text:style-name="T30"/></text:p>
      <text:p text:style-name="P45" loext:marker-style-name="T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6">Уязвимости, через которые осуществляется угроза</text:p>
          </table:table-cell>
          <table:table-cell table:style-name="Table3.B1" office:value-type="string">
            <text:p text:style-name="P46">Описание способов осуществления угрозы через указанные уязвимости</text:p>
          </table:table-cell>
        </table:table-row>
        <table:table-row table:style-name="Table3.1">
          <table:table-cell table:style-name="Table3.A2" office:value-type="string">
            <text:p text:style-name="Table_20_Contents" loext:marker-style-name="T31"><text:span text:style-name="T32">Пожар</text:span><text:span text:style-name="T31"/></text:p>
          </table:table-cell>
          <table:table-cell table:style-name="Table3.B2" office:value-type="string">
            <text:p text:style-name="P47" loext:marker-style-name="T33"/>
          </table:table-cell>
        </table:table-row>
        <table:table-row table:style-name="Table3.1">
          <table:table-cell table:style-name="Table3.A3" office:value-type="string">
            <text:p text:style-name="Table_20_Contents" loext:marker-style-name="T33">Отсутствие систем резервирования<text:span text:style-name="T33"/></text:p>
          </table:table-cell>
          <table:table-cell table:style-name="Table3.A2" table:number-rows-spanned="2" office:value-type="string">
            <text:p text:style-name="Table_20_Contents" loext:marker-style-name="T33">Отсутствие систем резервирования означает, что любые стихийные/рукотворные бедствия, воздействующие на систему, приведут к частичной или полной потере данных.<text:span text:style-name="T33"/></text:p>
          </table:table-cell>
        </table:table-row>
        <table:table-row table:style-name="Table3.1">
          <table:table-cell table:style-name="Table3.A3" office:value-type="string">
            <text:p text:style-name="Table_20_Contents" loext:marker-style-name="T33">Отсутствие противопожарной защиты<text:span text:style-name="T33"/></text:p>
          </table:table-cell>
          <table:covered-table-cell table:style-name="Table3.A2"/>
        </table:table-row>
        <table:table-row table:style-name="Table3.1">
          <table:table-cell table:style-name="Table3.A2" office:value-type="string">
            <text:p text:style-name="Table_20_Contents" loext:marker-style-name="T31"><text:span text:style-name="T32">Неумышленное удаление критически важной информации</text:span><text:span text:style-name="T31"/></text:p>
          </table:table-cell>
          <table:table-cell table:style-name="Table3.B2" office:value-type="string">
            <text:p text:style-name="P47" loext:marker-style-name="T33"/>
          </table:table-cell>
        </table:table-row>
        <table:table-row table:style-name="Table3.6">
          <table:table-cell table:style-name="Table3.A6" office:value-type="string">
            <text:p text:style-name="Table_20_Contents" loext:marker-style-name="T33">Отсутствие систем резервирования<text:span text:style-name="T33"/></text:p>
          </table:table-cell>
          <table:table-cell table:style-name="Table3.B6" table:number-rows-spanned="3" office:value-type="string">
            <text:p text:style-name="Table_20_Contents" loext:marker-style-name="T33">Сотрудник по ошибке может удалить важные файлы. Юридически он понесёт ответственность, но из-за нерегулярного резервного копирования данные будет сложно или невозможно восстановить, что приведет к прямым убыткам.<text:span text:style-name="T33"/></text:p>
          </table:table-cell>
        </table:table-row>
        <table:table-row table:style-name="Table3.7">
          <table:table-cell table:style-name="Table3.A7" office:value-type="string">
            <text:p text:style-name="Table_20_Contents">Отсутствие обязательной авторизации для удаления информации</text:p>
          </table:table-cell>
          <table:covered-table-cell table:style-name="Table3.B7"/>
        </table:table-row>
        <table:table-row table:style-name="Table3.8">
          <table:table-cell table:style-name="Table3.A7" office:value-type="string">
            <text:p text:style-name="Table_20_Contents">Не выполняется регулярная проверка действующих прав пользователей на доступ к информационным ресурсам</text:p>
          </table:table-cell>
          <table:covered-table-cell table:style-name="Table3.B6"/>
        </table:table-row>
        <table:table-row table:style-name="Table3.9">
          <table:table-cell table:style-name="Table3.A7" office:value-type="string">
            <text:p text:style-name="Table_20_Contents" loext:marker-style-name="T32"><text:span text:style-name="T32">Неавторизованная модификация электронных документов</text:span><text:span text:style-name="T32"/></text:p>
          </table:table-cell>
          <table:table-cell table:style-name="Table3.B9" office:value-type="string">
            <text:p text:style-name="P47" loext:marker-style-name="T33"/>
          </table:table-cell>
        </table:table-row>
        <table:table-row table:style-name="Table3.9">
          <table:table-cell table:style-name="Table3.A7" office:value-type="string">
            <text:p text:style-name="Table_20_Contents">Не используется блокирование рабочей станции при простое</text:p>
          </table:table-cell>
          <table:table-cell table:style-name="Table3.B9" table:number-rows-spanned="2" office:value-type="string">
            <text:p text:style-name="Table_20_Contents" loext:marker-style-name="T33">Внутренний нарушитель или коллега может получить доступ к незаблокированному компьютеру и изменить документы или иные важные данные, что приведет к принятию неверных решений или материальным потерям.<text:span text:style-name="T33"/></text:p>
          </table:table-cell>
        </table:table-row>
        <table:table-row table:style-name="Table3.9">
          <table:table-cell table:style-name="Table3.A7" office:value-type="string">
            <text:p text:style-name="Table_20_Contents" loext:marker-style-name="T32">В компании недостаточно четко определены права доступа сотрудников<text:span text:style-name="T32"/></text:p>
          </table:table-cell>
          <table:covered-table-cell table:style-name="Table3.B6"/>
        </table:table-row>
        <table:table-row table:style-name="Table3.9">
          <table:table-cell table:style-name="Table3.A7" office:value-type="string">
            <text:p text:style-name="Table_20_Contents" loext:marker-style-name="T32"><text:span text:style-name="T32">Резкие колебания напряжения в электрической сети</text:span><text:span text:style-name="T32"/></text:p>
          </table:table-cell>
          <table:table-cell table:style-name="Table3.B9" office:value-type="string">
            <text:p text:style-name="P47" loext:marker-style-name="T33"/>
          </table:table-cell>
        </table:table-row>
        <table:table-row table:style-name="Table3.9">
          <table:table-cell table:style-name="Table3.A7" office:value-type="string">
            <text:p text:style-name="Table_20_Contents">Не используются сетевые фильтры</text:p>
          </table:table-cell>
          <table:table-cell table:style-name="Table3.B9" table:number-rows-spanned="2" office:value-type="string">
            <text:p text:style-name="Table_20_Contents" loext:marker-style-name="T33">Резкий скачок напряжения может привести к физическому повреждению жесткого диска АРМ и потере данных, которые не были своевременно сохранены в резервной копии.<text:span text:style-name="T33"/></text:p>
          </table:table-cell>
        </table:table-row>
        <table:table-row table:style-name="Table3.9">
          <table:table-cell table:style-name="Table3.A7" office:value-type="string">
            <text:p text:style-name="Table_20_Contents">Отсутствие систем резервирования</text:p>
          </table:table-cell>
          <table:covered-table-cell table:style-name="Table3.B6"/>
        </table:table-row>
        <table:table-row table:style-name="Table3.9">
          <table:table-cell table:style-name="Table3.A7" office:value-type="string">
            <text:p text:style-name="Table_20_Contents" loext:marker-style-name="T32"><text:span text:style-name="T32">Эскалация привилегий пользователя при запуске эксплоитов</text:span><text:span text:style-name="T32"/></text:p>
          </table:table-cell>
          <table:table-cell table:style-name="Table3.B9" office:value-type="string">
            <text:p text:style-name="P47" loext:marker-style-name="T33"/>
          </table:table-cell>
        </table:table-row>
        <table:table-row table:style-name="Table3.9">
          <table:table-cell table:style-name="Table3.A7" office:value-type="string">
            <text:p text:style-name="Table_20_Contents">Не производится регулярная установка обновлений для устранения известных уязвимостей</text:p>
          </table:table-cell>
          <table:table-cell table:style-name="Table3.B16" table:number-rows-spanned="3" office:value-type="string">
            <text:p text:style-name="Table_20_Contents" loext:marker-style-name="T33">На АРМ установлена ОС с неустраненными известными уязвимостями. Злоумышленник может использовать эксплойт, чтобы получить права администратора на рабочем месте сотрудника.<text:span text:style-name="T33"/></text:p>
          </table:table-cell>
        </table:table-row>
        <table:table-row table:style-name="Table3.9">
          <table:table-cell table:style-name="Table3.A7" office:value-type="string">
            <text:p text:style-name="Table_20_Contents">Типовые ошибки при конфигурировании ОС</text:p>
          </table:table-cell>
          <table:covered-table-cell table:style-name="Table3.B7"/>
        </table:table-row>
        <table:table-row table:style-name="Table3.9">
          <table:table-cell table:style-name="Table3.A18" office:value-type="string">
            <text:p text:style-name="Table_20_Contents">Не производится регулярная проверка прав (привилегий) пользователей</text:p>
          </table:table-cell>
          <table:covered-table-cell table:style-name="Table3.A2"/>
        </table:table-row>
      </table:table>
      <text:p text:style-name="P45" loext:marker-style-name="T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wiss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Calibri1" fo:font-size="10pt" fo:language="ru" fo:country="RU" style:letter-kerning="false" style:font-name-asian="Calibri2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2.49mm" style:writing-mode="page"/>
      <style:text-properties style:use-window-font-color="true" loext:opacity="0%" style:font-name="Calibri1" fo:font-size="10pt" fo:language="ru" fo:country="RU" style:letter-kerning="false" style:font-name-asian="Calibri2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0" fo:widows="0" fo:hyphenation-ladder-count="no-limit" fo:hyphenation-keep="page" loext:hyphenation-keep-type="column" loext:hyphenation-keep-line="false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_20__28_WW_29_" style:next-style-name="Text_20_body_20__28_WW_29_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_20__28_WW_29_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_20__28_WW_29_" style:class="extra">
      <style:paragraph-properties fo:margin-top="2.12mm" fo:margin-bottom="2.12mm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_20__28_WW_29_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Standard_20__28_WW_29_" style:display-name="Standard (WW)" style:family="paragraph">
      <style:paragraph-properties fo:margin-top="0mm" fo:margin-bottom="0m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mm" fo:margin-bottom="2.47mm" style:contextual-spacing="false" fo:line-height="115%"/>
    </style:style>
    <style:style style:name="Заголовок1" style:family="paragraph" style:parent-style-name="Standard_20__28_WW_29_" style:next-style-name="Text_20_body_20__28_WW_29_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_20__28_WW_29_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Footnote_20__28_WW_29_" style:display-name="Footnote (WW)" style:family="paragraph" style:parent-style-name="Standard_20__28_WW_29_">
      <style:text-properties fo:font-size="10pt" style:font-name-asian="Calibri2" style:font-family-asian="Calibri" style:font-family-generic-asian="system" style:font-pitch-asian="variable" style:font-size-asian="10pt" style:font-size-complex="10pt"/>
    </style:style>
    <style:style style:name="List_20_Paragraph" style:display-name="List Paragraph" style:family="paragraph" style:parent-style-name="Standard_20__28_WW_29_">
      <style:paragraph-properties fo:margin-left="12.7mm" fo:margin-top="0mm" fo:margin-bottom="2.82mm" style:contextual-spacing="true"/>
    </style:style>
    <style:style style:name="Normal_20__28_Web_29_" style:display-name="Normal (Web)" style:family="paragraph" style:parent-style-name="Standard_20__28_WW_29_">
      <style:paragraph-properties fo:margin-top="4.94mm" fo:margin-bottom="2.5mm" style:contextual-spacing="false" fo:line-height="115%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Calibri2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Characters" style:display-name="Footnote Characters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fo:font-size="11pt" fo:font-style="normal" fo:font-weight="normal" style:font-size-asian="11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ListLabel_20_67" style:display-name="ListLabel 67" style:family="text">
      <style:text-properties fo:font-size="11pt" fo:font-style="normal" fo:font-weight="normal" style:font-size-asian="11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wis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 fo:font-size="11pt" fo:font-style="normal" fo:font-weight="normal" style:font-size-asian="11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 fo:font-size="11pt" fo:font-style="normal" fo:font-weight="normal" style:font-size-asian="11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">
      <text:list-level-style-number text:level="1" text:style-name="ListLabel_20_76" loext:num-list-format="%1%." style:num-suffix="." style:num-format="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77" loext:num-list-format="%2%." style:num-suffix="." style:num-format="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text:style-name="ListLabel_20_78" loext:num-list-format="%3%." style:num-suffix="." style:num-format="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text:style-name="ListLabel_20_79" loext:num-list-format="%4%." style:num-suffix="." style:num-format="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text:style-name="ListLabel_20_80" loext:num-list-format="%5%." style:num-suffix="." style:num-format="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text:style-name="ListLabel_20_81" loext:num-list-format="%6%." style:num-suffix="." style:num-format="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text:style-name="ListLabel_20_82" loext:num-list-format="%7%." style:num-suffix="." style:num-format="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text:style-name="ListLabel_20_83" loext:num-list-format="%8%." style:num-suffix="." style:num-format="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text:style-name="ListLabel_20_84" loext:num-list-format="%9%." style:num-suffix="." style:num-format="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a">
      <text:list-level-style-bullet text:level="1" text:style-name="ListLabel_20_85" loext:num-list-format="−" style:num-suffix="−" text:bullet-char="−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a">
      <text:list-level-style-number text:level="1" text:style-name="ListLabel_20_94" loext:num-list-format="%1%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95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31.56mm"/>
        </style:list-level-properties>
      </text:list-level-style-number>
      <text:list-level-style-number text:level="3" text:style-name="ListLabel_20_96" loext:num-list-format="%1%.%2%.%3%" style:num-format="1" text:display-levels="3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4" text:style-name="ListLabel_20_97" loext:num-list-format="%1%.%2%.%3%.%4%" style:num-format="1" text:display-levels="4">
        <style:list-level-properties text:list-level-position-and-space-mode="label-alignment">
          <style:list-level-label-alignment text:label-followed-by="listtab" fo:text-indent="-6.35mm" fo:margin-left="44.26mm"/>
        </style:list-level-properties>
      </text:list-level-style-number>
      <text:list-level-style-number text:level="5" text:style-name="ListLabel_20_9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6.35mm" fo:margin-left="50.61mm"/>
        </style:list-level-properties>
      </text:list-level-style-number>
      <text:list-level-style-number text:level="6" text:style-name="ListLabel_20_9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6.35mm" fo:margin-left="56.96mm"/>
        </style:list-level-properties>
      </text:list-level-style-number>
      <text:list-level-style-number text:level="7" text:style-name="ListLabel_20_10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8" text:style-name="ListLabel_20_10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6.35mm" fo:margin-left="69.66mm"/>
        </style:list-level-properties>
      </text:list-level-style-number>
      <text:list-level-style-number text:level="9" text:style-name="ListLabel_20_10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a">
      <text:list-level-style-number text:level="1" text:style-name="ListLabel_20_10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1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1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112" loext:num-list-format="%1%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3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14" loext:num-list-format="%1%.%2%.%3%" style:num-format="1" text:display-levels="3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115" loext:num-list-format="%1%.%2%.%3%.%4%" style:num-format="1" text:display-levels="4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1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1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11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1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2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121" loext:num-list-format="−" style:num-suffix="−" text:bullet-char="−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130" loext:num-list-format="•" style:num-suffix="•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31" loext:num-list-format="•" style:num-suffix="•" text:bullet-char="•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32" loext:num-list-format="•" style:num-suffix="•" text:bullet-char="•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34" loext:num-list-format="•" style:num-suffix="•" text:bullet-char="•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35" loext:num-list-format="•" style:num-suffix="•" text:bullet-char="•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36" loext:num-list-format="•" style:num-suffix="•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5700" style:layout-grid-base-height="1.76mm" style:layout-grid-ruby-height="0mm" style:layout-grid-mode="none" style:layout-grid-ruby-below="false" style:layout-grid-print="false" style:layout-grid-display="false" style:layout-grid-base-width="3.5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Nikita Egupov</meta:initial-creator>
    <dc:creator>Nikita Egupov</dc:creator>
    <meta:editing-cycles>1</meta:editing-cycles>
    <meta:creation-date>2025-10-06T01:53:00</meta:creation-date>
    <dc:date>2025-10-06T01:53:00</dc:date>
    <meta:editing-duration>P0D</meta:editing-duration>
    <meta:generator>LibreOffice/25.8.2.2$MacOSX_AARCH64 LibreOffice_project/d401f2107ccab8f924a8e2df40f573aab7605b6f</meta:generator>
    <meta:document-statistic meta:table-count="3" meta:image-count="0" meta:object-count="0" meta:page-count="4" meta:paragraph-count="82" meta:word-count="522" meta:character-count="4317" meta:non-whitespace-character-count="3876"/>
    <meta:user-defined meta:name="AppVersion">16.0000</meta:user-defined>
    <meta:user-defined meta:name="Company">ПГУПС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